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DM Mono" svg:font-family="'DM Mono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2f63c7" officeooo:paragraph-rsid="002f63c7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1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2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3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font-name="Arial2" fo:font-size="12pt" officeooo:paragraph-rsid="002058c9" style:font-name-asian="Arial3" style:font-size-asian="12pt" style:font-name-complex="Arial3" style:font-size-complex="12pt"/>
    </style:style>
    <style:style style:name="P14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a51ab" style:font-size-asian="12pt" style:font-style-asian="normal" style:font-weight-asian="normal" style:font-size-complex="12pt" style:text-emphasize="none"/>
    </style:style>
    <style:style style:name="P15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71c11" style:font-size-asian="12pt" style:font-style-asian="normal" style:font-weight-asian="normal" style:font-size-complex="12pt" style:text-emphasize="none"/>
    </style:style>
    <style:style style:name="P16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78d76" officeooo:paragraph-rsid="00378d76" style:font-size-asian="12pt" style:font-style-asian="normal" style:font-weight-asian="normal" style:font-size-complex="12pt" style:text-emphasize="none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1f7d5" officeooo:paragraph-rsid="0032f0ed" style:font-name-asian="Arial3" style:font-size-asian="12pt" style:font-style-asian="normal" style:font-weight-asian="normal" style:font-name-complex="Arial3" style:font-size-complex="12pt" style:text-emphasize="none"/>
    </style:style>
    <style:style style:name="P1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text-outline="false" style:text-line-through-style="none" style:text-line-through-type="none" style:font-name="Arial2" fo:font-size="12pt" fo:language="en" fo:country="GB" fo:font-style="normal" fo:text-shadow="none" style:text-underline-style="none" fo:font-weight="normal" officeooo:rsid="002efd6a" officeooo:paragraph-rsid="002efd6a" style:font-size-asian="12pt" style:font-style-asian="normal" style:font-weight-asian="normal" style:font-size-complex="12pt" style:text-emphasize="none"/>
    </style:style>
    <style:style style:name="P20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21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22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font-size="12pt" style:font-size-asian="12pt" style:font-size-complex="12pt"/>
    </style:style>
    <style:style style:name="P23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officeooo:paragraph-rsid="002afdba"/>
    </style:style>
    <style:style style:name="P24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style:font-name="Arial2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officeooo:paragraph-rsid="00378d76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31f7d5" officeooo:paragraph-rsid="0032f0ed" style:font-name-asian="Arial3" style:font-size-asian="12pt" style:font-style-asian="normal" style:font-weight-asian="normal" style:font-name-complex="Arial3" style:font-size-complex="12pt" style:text-emphasize="none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fo:font-variant="normal" fo:text-transform="none" fo:color="#132322" loext:opacity="100%" style:font-name="Arial2" fo:font-size="12pt" fo:letter-spacing="normal" fo:font-style="normal" fo:font-weight="normal" officeooo:paragraph-rsid="003412a9" style:font-size-asian="12pt" style:font-weight-asian="normal" style:font-size-complex="12pt" style:font-weight-complex="normal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ro" fo:country="RO" officeooo:rsid="002a51ab" style:font-name-asian="Arial3" style:font-name-complex="Arial3"/>
    </style:style>
    <style:style style:name="T5" style:family="text">
      <style:text-properties fo:color="#000000" loext:opacity="100%" style:font-name="Arial" fo:language="ro" fo:country="RO" officeooo:rsid="002f63c7" style:font-name-asian="Arial3" style:font-name-complex="Arial3"/>
    </style:style>
    <style:style style:name="T6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7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8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215e2" style:font-style-asian="normal" style:font-weight-asian="normal" style:text-emphasize="none"/>
    </style:style>
    <style:style style:name="T9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78d76" style:font-size-asian="12pt" style:font-style-asian="normal" style:font-weight-asian="normal" style:font-size-complex="12pt" style:text-emphasize="none"/>
    </style:style>
    <style:style style:name="T11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87333" style:font-size-asian="12pt" style:font-style-asian="normal" style:font-weight-asian="normal" style:font-size-complex="12pt" style:text-emphasize="none"/>
    </style:style>
    <style:style style:name="T12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87333" style:font-size-asian="12pt" style:font-style-asian="normal" style:font-weight-asian="normal" style:font-size-complex="12pt" style:font-weight-complex="normal" style:text-emphasize="none"/>
    </style:style>
    <style:style style:name="T13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78d76" style:font-size-asian="12pt" style:font-style-asian="normal" style:font-weight-asian="normal" style:font-size-complex="12pt" style:font-weight-complex="normal" style:text-emphasize="none"/>
    </style:style>
    <style:style style:name="T14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378d76" style:font-size-asian="12pt" style:font-style-asian="normal" style:font-weight-asian="bold" style:font-size-complex="12pt" style:font-weight-complex="bold" style:text-emphasize="none"/>
    </style:style>
    <style:style style:name="T15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387333" style:font-size-asian="12pt" style:font-style-asian="normal" style:font-weight-asian="bold" style:font-size-complex="12pt" style:font-weight-complex="bold" style:text-emphasize="none"/>
    </style:style>
    <style:style style:name="T16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17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378d76" style:font-size-asian="12pt" style:font-style-asian="normal" style:font-weight-asian="normal" style:font-size-complex="12pt" style:text-emphasize="none"/>
    </style:style>
    <style:style style:name="T18" style:family="text">
      <style:text-properties officeooo:rsid="00129edb"/>
    </style:style>
    <style:style style:name="T19" style:family="text">
      <style:text-properties officeooo:rsid="001adcec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22" style:family="text">
      <style:text-properties officeooo:rsid="002f63c7"/>
    </style:style>
    <style:style style:name="T23" style:family="text">
      <style:text-properties fo:language="ro" fo:country="RO" officeooo:rsid="002f63c7" style:font-size-asian="12pt" style:font-size-complex="12pt"/>
    </style:style>
    <style:style style:name="T24" style:family="text">
      <style:text-properties fo:language="ro" fo:country="RO" officeooo:rsid="00254b51" style:font-size-asian="12pt" style:font-size-complex="12pt"/>
    </style:style>
    <style:style style:name="T25" style:family="text">
      <style:text-properties fo:language="ro" fo:country="RO" officeooo:rsid="0035abf2" style:font-size-asian="12pt" style:font-size-complex="12pt"/>
    </style:style>
    <style:style style:name="T26" style:family="text">
      <style:text-properties fo:language="ro" fo:country="RO" officeooo:rsid="0036ebcb" style:font-size-asian="12pt" style:font-size-complex="12pt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fo:letter-spacing="normal" fo:language="en" fo:country="GB" fo:font-style="normal" fo:text-shadow="none" style:text-underline-style="none" fo:font-weight="normal" officeooo:rsid="0035abf2" style:font-size-asian="12pt" style:font-style-asian="normal" style:font-weight-asian="normal" style:font-size-complex="12pt" style:text-emphasize="none"/>
    </style:style>
    <style:style style:name="T28" style:family="text">
      <style:text-properties style:font-name="Arial2"/>
    </style:style>
    <style:style style:name="T29" style:family="text">
      <style:text-properties style:font-name="Arial2" officeooo:rsid="00387333"/>
    </style:style>
    <style:style style:name="T30" style:family="text">
      <style:text-properties officeooo:rsid="0035abf2"/>
    </style:style>
    <style:style style:name="T31" style:family="text">
      <style:text-properties officeooo:rsid="003873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8">1<text:span text:style-name="T30">3</text:span>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3"><text:span text:style-name="T25">Sort button</text:span><text:span text:style-name="T23"> </text:span><text:span text:style-name="T24">–</text:span><text:span text:style-name="T25"> </text:span><text:span text:style-name="T26">user can not select </text:span><text:span text:style-name="T27">sort by name Z to A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20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21"><text:span text:style-name="T4">2</text:span><text:span text:style-name="T5">3</text:span><text:span text:style-name="T6">/0</text:span><text:span text:style-name="T3">4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6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9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7">Windows <text:span text:style-name="T18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2"><text:span text:style-name="T20">Chrome </text:span><text:span text:style-name="T21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7">S<text:span text:style-name="T19">1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7">P<text:span text:style-name="T22">1</text:span></text:p>
          </table:table-cell>
        </table:table-row>
      </table:table>
      <text:p text:style-name="P1"/>
      <text:p text:style-name="P1"/>
      <text:p text:style-name="P10">Description</text:p>
      <text:p text:style-name="P25"><text:span text:style-name="T10">When click</text:span><text:span text:style-name="T11">ing</text:span><text:span text:style-name="T10"> sort by name </text:span><text:span text:style-name="T11">(</text:span><text:span text:style-name="T10">Z to A</text:span><text:span text:style-name="T11">)</text:span><text:span text:style-name="T10">, </text:span><text:span text:style-name="T9">the sort button remains</text:span><text:span text:style-name="T11"> unchanged</text:span><text:span text:style-name="T9"> </text:span><text:span text:style-name="T11">(</text:span><text:span text:style-name="T9">first default state of sorting filter </text:span><text:span text:style-name="T11">- </text:span><text:span text:style-name="T9">name A to Z) and products are sorted by name from A to Z.</text:span></text:p>
      <text:p text:style-name="P17"/>
      <text:p text:style-name="P19"><text:s text:c="2"/></text:p>
      <text:p text:style-name="P10">Steps to reproduce</text:p>
      <text:p text:style-name="P15">1. access site www.saucedemo.com in Chrome </text:p>
      <text:p text:style-name="P22"><text:span text:style-name="T7">2. insert valid data in field “Username” </text:span><text:span text:style-name="T8">(problem_user)</text:span></text:p>
      <text:p text:style-name="P22"><text:span text:style-name="T7">3. insert valid data in field “Password” </text:span><text:span text:style-name="T8">(secret_sauce)</text:span></text:p>
      <text:p text:style-name="P16">4. press “Login” button</text:p>
      <text:p text:style-name="P24"><text:span text:style-name="T16">5. c</text:span><text:span text:style-name="T17">lick</text:span><text:span text:style-name="T16"> from sort button the sorting by name (Z to A)</text:span></text:p>
      <text:p text:style-name="P11"/>
      <text:p text:style-name="P11"/>
      <text:p text:style-name="P10">Expected result</text:p>
      <text:p text:style-name="P25"><text:span text:style-name="T10">When click</text:span><text:span text:style-name="T11">ing</text:span><text:span text:style-name="T10"> sort by name Z to A, </text:span><text:span text:style-name="T9">the sort button </text:span><text:span text:style-name="T10">is </text:span><text:span text:style-name="T11">changed to</text:span><text:span text:style-name="T10"> </text:span><text:span text:style-name="T12">n</text:span><text:span text:style-name="T13">ame </text:span><text:span text:style-name="T12">(</text:span><text:span text:style-name="T13">Z to A</text:span><text:span text:style-name="T12">)</text:span><text:span text:style-name="T9"> and products are sorted by name </text:span><text:span text:style-name="T11">in descending order.</text:span></text:p>
      <text:p text:style-name="P17"/>
      <text:p text:style-name="P14"/>
      <text:p text:style-name="P10">Actual result</text:p>
      <text:p text:style-name="P18"><text:span text:style-name="T29">T</text:span><text:span text:style-name="T28">he sort button remains </text:span><text:span text:style-name="T29">unchanged (</text:span><text:span text:style-name="T28">first </text:span>default state of sorting filter <text:span text:style-name="T31">- nam</text:span>e A to Z) and products are <text:span text:style-name="T31">still </text:span>sorted by name from A to Z.</text:p>
      <text:p text:style-name="P26"/>
      <text:p text:style-name="P13"/>
      <text:p text:style-name="P10">Notes</text:p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DM Mono" svg:font-family="'DM Mono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roman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31</meta:editing-cycles>
    <meta:creation-date>2024-02-05T18:33:00</meta:creation-date>
    <dc:date>2024-05-04T12:48:32.791000000</dc:date>
    <meta:editing-duration>PT2H10M49S</meta:editing-duration>
    <meta:generator>LibreOffice/7.3.0.3$Windows_X86_64 LibreOffice_project/0f246aa12d0eee4a0f7adcefbf7c878fc2238db3</meta:generator>
    <meta:document-statistic meta:table-count="1" meta:image-count="0" meta:object-count="0" meta:page-count="1" meta:paragraph-count="37" meta:word-count="182" meta:character-count="1031" meta:non-whitespace-character-count="876"/>
    <meta:user-defined meta:name="AppVersion">16.0000</meta:user-defined>
    <meta:template xlink:type="simple" xlink:actuate="onRequest" xlink:title="Normal" xlink:href=""/>
  </office:meta>
</office:document-meta>
</file>